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e821b" officeooo:paragraph-rsid="001e821b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CheckBox is a type of two state button which is either checked or unchec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32:17.755727057</meta:creation-date>
    <meta:generator>LibreOffice/6.2.7.1$Linux_X86_64 LibreOffice_project/20$Build-1</meta:generator>
    <dc:date>2019-10-06T15:06:00.812652057</dc:date>
    <meta:editing-duration>PT33M45S</meta:editing-duration>
    <meta:editing-cycles>1</meta:editing-cycles>
    <meta:document-statistic meta:table-count="0" meta:image-count="0" meta:object-count="0" meta:page-count="1" meta:paragraph-count="1" meta:word-count="15" meta:character-count="84" meta:non-whitespace-character-count="70"/>
  </office:meta>
</office:document-meta>
</file>